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1752a9" officeooo:paragraph-rsid="001752a9" style:font-weight-asian="bold" style:font-weight-complex="bold"/>
    </style:style>
    <style:style style:name="P2" style:family="paragraph" style:parent-style-name="Standard">
      <style:text-properties fo:language="en" fo:country="US" fo:font-weight="bold" officeooo:rsid="001bb2e9" officeooo:paragraph-rsid="001bb2e9" style:font-weight-asian="bold" style:font-weight-complex="bold"/>
    </style:style>
    <style:style style:name="P3" style:family="paragraph" style:parent-style-name="Standard">
      <style:text-properties fo:language="en" fo:country="US" fo:font-style="normal" fo:font-weight="bold" officeooo:rsid="001944a8" officeooo:paragraph-rsid="001944a8" style:font-style-asian="normal" style:font-weight-asian="bold" style:font-style-complex="normal" style:font-weight-complex="bold"/>
    </style:style>
    <style:style style:name="P4" style:family="paragraph" style:parent-style-name="Standard" style:list-style-name="L3">
      <style:text-properties fo:language="en" fo:country="US" fo:font-style="normal" fo:font-weight="bold" officeooo:rsid="001944a8" officeooo:paragraph-rsid="001944a8" style:font-style-asian="normal" style:font-weight-asian="bold" style:font-style-complex="normal" style:font-weight-complex="bold"/>
    </style:style>
    <style:style style:name="P5" style:family="paragraph" style:parent-style-name="Standard">
      <style:text-properties fo:language="en" fo:country="US" officeooo:rsid="001944a8" officeooo:paragraph-rsid="001944a8"/>
    </style:style>
    <style:style style:name="P6" style:family="paragraph" style:parent-style-name="Standard" style:list-style-name="L4">
      <style:text-properties fo:language="en" fo:country="US" officeooo:rsid="001944a8" officeooo:paragraph-rsid="001944a8"/>
    </style:style>
    <style:style style:name="P7" style:family="paragraph" style:parent-style-name="Standard" style:list-style-name="L5">
      <style:text-properties fo:language="en" fo:country="US" officeooo:rsid="001944a8" officeooo:paragraph-rsid="001944a8"/>
    </style:style>
    <style:style style:name="P8" style:family="paragraph" style:parent-style-name="Standard" style:list-style-name="L5">
      <style:text-properties fo:language="en" fo:country="US" officeooo:rsid="001b42da" officeooo:paragraph-rsid="001b42da"/>
    </style:style>
    <style:style style:name="P9" style:family="paragraph" style:parent-style-name="Standard">
      <style:text-properties fo:language="en" fo:country="US" officeooo:rsid="001bb2e9" officeooo:paragraph-rsid="001bb2e9"/>
    </style:style>
    <style:style style:name="P10" style:family="paragraph" style:parent-style-name="Standard" style:list-style-name="L6">
      <style:text-properties fo:language="en" fo:country="US" officeooo:rsid="001bb2e9" officeooo:paragraph-rsid="001bb2e9"/>
    </style:style>
    <style:style style:name="P11" style:family="paragraph" style:parent-style-name="Standard" style:list-style-name="L7">
      <style:text-properties fo:language="en" fo:country="US" officeooo:rsid="001bb2e9" officeooo:paragraph-rsid="001bb2e9"/>
    </style:style>
    <style:style style:name="P12" style:family="paragraph" style:parent-style-name="Standard" style:list-style-name="L8">
      <style:text-properties fo:language="en" fo:country="US" officeooo:rsid="001bb2e9" officeooo:paragraph-rsid="001bb2e9"/>
    </style:style>
    <style:style style:name="P13" style:family="paragraph" style:parent-style-name="Standard">
      <style:text-properties fo:language="en" fo:country="US" fo:font-style="italic" officeooo:rsid="001bb2e9" officeooo:paragraph-rsid="001bb2e9" style:font-style-asian="italic" style:font-style-complex="italic"/>
    </style:style>
    <style:style style:name="P14" style:family="paragraph" style:parent-style-name="Standard">
      <style:text-properties fo:language="en" fo:country="US" officeooo:rsid="001ccaad" officeooo:paragraph-rsid="001ccaad"/>
    </style:style>
    <style:style style:name="P15" style:family="paragraph" style:parent-style-name="Standard" style:list-style-name="L9">
      <style:text-properties fo:language="en" fo:country="US" officeooo:rsid="001ccaad" officeooo:paragraph-rsid="001ccaad"/>
    </style:style>
    <style:style style:name="P16" style:family="paragraph" style:parent-style-name="Standard" style:list-style-name="L8">
      <style:text-properties fo:language="en" fo:country="US" officeooo:rsid="001ccaad" officeooo:paragraph-rsid="001ccaad"/>
    </style:style>
    <style:style style:name="P17" style:family="paragraph" style:parent-style-name="Standard" style:list-style-name="L10">
      <style:text-properties fo:language="en" fo:country="US" officeooo:rsid="001ccaad" officeooo:paragraph-rsid="001ccaad"/>
    </style:style>
    <style:style style:name="P18" style:family="paragraph" style:parent-style-name="Standard" style:list-style-name="L7">
      <style:text-properties fo:language="en" fo:country="US" officeooo:rsid="001ccaad" officeooo:paragraph-rsid="001ccaad"/>
    </style:style>
    <style:style style:name="P19" style:family="paragraph" style:parent-style-name="Standard" style:list-style-name="L3">
      <style:text-properties style:text-line-through-style="solid" style:text-line-through-type="single" fo:language="en" fo:country="US" fo:font-style="normal" fo:font-weight="bold" officeooo:rsid="001944a8" officeooo:paragraph-rsid="001944a8" style:font-style-asian="normal" style:font-weight-asian="bold" style:font-style-complex="normal" style:font-weight-complex="bold"/>
    </style:style>
    <style:style style:name="P20" style:family="paragraph" style:parent-style-name="Standard" style:list-style-name="L4">
      <style:text-properties style:text-line-through-style="solid" style:text-line-through-type="single" fo:language="en" fo:country="US" officeooo:rsid="001944a8" officeooo:paragraph-rsid="001944a8"/>
    </style:style>
    <style:style style:name="P21" style:family="paragraph" style:parent-style-name="Standard">
      <style:text-properties style:text-line-through-style="solid" style:text-line-through-type="single" fo:language="en" fo:country="US" officeooo:rsid="001944a8" officeooo:paragraph-rsid="001944a8"/>
    </style:style>
    <style:style style:name="P22" style:family="paragraph" style:parent-style-name="Standard" style:list-style-name="L5">
      <style:text-properties style:text-line-through-style="solid" style:text-line-through-type="single" fo:language="en" fo:country="US" officeooo:rsid="001b42da" officeooo:paragraph-rsid="001b42da"/>
    </style:style>
    <style:style style:name="P23" style:family="paragraph" style:parent-style-name="Standard">
      <style:paragraph-properties fo:break-before="page"/>
      <style:text-properties fo:language="en" fo:country="US" officeooo:rsid="001944a8" officeooo:paragraph-rsid="001944a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44a8" style:font-weight-asian="normal" style:font-weight-complex="normal"/>
    </style:style>
    <style:style style:name="T3" style:family="text">
      <style:text-properties fo:font-style="italic" fo:font-weight="normal" officeooo:rsid="001944a8" style:font-style-asian="italic" style:font-weight-asian="normal" style:font-style-complex="italic" style:font-weight-complex="normal"/>
    </style:style>
    <style:style style:name="T4" style:family="text">
      <style:text-properties officeooo:rsid="001ccaad"/>
    </style:style>
    <style:style style:name="T5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0.01 – A beginning</text:p>
      <text:p text:style-name="P1"><text:s/><text:span text:style-name="T3">Date: 07-03-2017</text:span></text:p>
      <text:p text:style-name="P3"><text:span text:style-name="T2"/></text:p>
      <text:p text:style-name="P3"><text:span text:style-name="T1">User administration</text:span></text:p>
      <text:list xml:id="list3272349701599412362" text:style-name="L3">
        <text:list-item>
          <text:p text:style-name="P19"><text:span text:style-name="T1">Only when user has administration rights</text:span></text:p>
        </text:list-item>
        <text:list-item>
          <text:p text:style-name="P19"><text:span text:style-name="T1">Add user</text:span></text:p>
        </text:list-item>
        <text:list-item>
          <text:p text:style-name="P19"><text:span text:style-name="T1">Add rights</text:span></text:p>
        </text:list-item>
        <text:list-item>
          <text:p text:style-name="P19"><text:span text:style-name="T1">Edit user</text:span></text:p>
        </text:list-item>
        <text:list-item>
          <text:p text:style-name="P19"><text:span text:style-name="T1">Delete user</text:span></text:p>
        </text:list-item>
        <text:list-item>
          <text:p text:style-name="P4"><text:span text:style-name="T1">Delete only when no route posted</text:span></text:p>
        </text:list-item>
        <text:list-item>
          <text:p text:style-name="P19"><text:span text:style-name="T1">Log in</text:span></text:p>
        </text:list-item>
        <text:list-item>
          <text:p text:style-name="P19"><text:span text:style-name="T1">Log out</text:span></text:p>
        </text:list-item>
      </text:list>
      <text:p text:style-name="P5"/>
      <text:p text:style-name="P5">Posting routes</text:p>
      <text:list xml:id="list471206566245015661" text:style-name="L4">
        <text:list-item>
          <text:p text:style-name="P20"><text:span text:style-name="T4">Only w</text:span>hen has posting rights</text:p>
        </text:list-item>
        <text:list-item>
          <text:p text:style-name="P20">Add route</text:p>
        </text:list-item>
        <text:list-item>
          <text:p text:style-name="P20">Edit route</text:p>
        </text:list-item>
        <text:list-item>
          <text:p text:style-name="P6">upload new gpx file</text:p>
        </text:list-item>
        <text:list-item>
          <text:p text:style-name="P6">delete route</text:p>
        </text:list-item>
        <text:list-item>
          <text:p text:style-name="P20">display list of uploaded hiking routes</text:p>
        </text:list-item>
      </text:list>
      <text:p text:style-name="P21"/>
      <text:list xml:id="list220751993018621" text:continue-numbering="true" text:style-name="L4">
        <text:list-header>
          <text:p text:style-name="P6"/>
        </text:list-header>
      </text:list>
      <text:p text:style-name="P5">Display route</text:p>
      <text:list xml:id="list5589204170735711253" text:style-name="L5">
        <text:list-item>
          <text:p text:style-name="P7">Display list of all uploaded routes </text:p>
        </text:list-item>
        <text:list-item>
          <text:p text:style-name="P8">Display route</text:p>
          <text:list>
            <text:list-item>
              <text:p text:style-name="P22">Edit controls when allowed to edit (owner of administrator)</text:p>
            </text:list-item>
            <text:list-item>
              <text:p text:style-name="P22">Title</text:p>
            </text:list-item>
            <text:list-item>
              <text:p text:style-name="P8"><text:span text:style-name="T5">Map</text:span> </text:p>
            </text:list-item>
            <text:list-item>
              <text:p text:style-name="P8">User and upload date</text:p>
            </text:list-item>
          </text:list>
        </text:list-item>
      </text:list>
      <text:p text:style-name="P5"/>
      <text:p text:style-name="P9">Cleanup:</text:p>
      <text:list xml:id="list5873921065910345950" text:style-name="L7">
        <text:list-item>
          <text:p text:style-name="P11">Cleaning default generated Laveral code</text:p>
          <text:list>
            <text:list-item>
              <text:p text:style-name="P11">Register page</text:p>
            </text:list-item>
            <text:list-item>
              <text:p text:style-name="P11">Password forgot</text:p>
            </text:list-item>
          </text:list>
        </text:list-item>
        <text:list-item>
          <text:p text:style-name="P18">Improve layout</text:p>
        </text:list-item>
      </text:list>
      <text:p text:style-name="P5"/>
      <text:p text:style-name="P23"/>
      <text:p text:style-name="P2">Version 0.02 - <text:s/>Make it usable</text:p>
      <text:p text:style-name="P13">Date: 08-03-2017</text:p>
      <text:p text:style-name="P9"/>
      <text:p text:style-name="P9">User administration</text:p>
      <text:list xml:id="list6985478715216042700" text:style-name="L6">
        <text:list-item>
          <text:p text:style-name="P10">Nick name</text:p>
        </text:list-item>
        <text:list-item>
          <text:p text:style-name="P10">Edit profile</text:p>
        </text:list-item>
        <text:list-item>
          <text:p text:style-name="P10">Disable user (only administrator)</text:p>
        </text:list-item>
      </text:list>
      <text:p text:style-name="P9"/>
      <text:p text:style-name="P9">Post <text:s/>routes</text:p>
      <text:list xml:id="list3305636546978675246" text:style-name="L8">
        <text:list-item>
          <text:p text:style-name="P12">Publish flag</text:p>
        </text:list-item>
        <text:list-item>
          <text:p text:style-name="P12">Uploading: First upload gpx and the edit details</text:p>
        </text:list-item>
        <text:list-item>
          <text:p text:style-name="P16">Detailed route description</text:p>
        </text:list-item>
        <text:list-item>
          <text:p text:style-name="P16">upload photo’s</text:p>
        </text:list-item>
        <text:list-item>
          <text:p text:style-name="P16">Calculate distance</text:p>
        </text:list-item>
        <text:list-item>
          <text:p text:style-name="P16">Store route details in table</text:p>
        </text:list-item>
        <text:list-item>
          <text:p text:style-name="P16">Getting Store route recording time</text:p>
          <text:p text:style-name="P12"/>
        </text:list-item>
      </text:list>
      <text:p text:style-name="P14">Display routes</text:p>
      <text:p text:style-name="P14"/>
      <text:list xml:id="list469270708419447317" text:style-name="L9">
        <text:list-item>
          <text:p text:style-name="P15">Search route</text:p>
        </text:list-item>
        <text:list-item>
          <text:p text:style-name="P15">Nearest <text:s/>route</text:p>
        </text:list-item>
      </text:list>
      <text:p text:style-name="P14"/>
      <text:p text:style-name="P14">Others:</text:p>
      <text:list xml:id="list3193424602717443957" text:style-name="L10">
        <text:list-item>
          <text:p text:style-name="P17">Figure out how to install</text:p>
        </text:list-item>
        <text:list-item>
          <text:p text:style-name="P17">Unit /auto 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9:52:09.659576842</meta:creation-date>
    <dc:date>2017-02-14T22:07:51.623430260</dc:date>
    <meta:editing-duration>PT1H49M48S</meta:editing-duration>
    <meta:editing-cycles>5</meta:editing-cycles>
    <meta:generator>LibreOffice/5.2.3.3$Linux_X86_64 LibreOffice_project/20m0$Build-3</meta:generator>
    <meta:document-statistic meta:table-count="0" meta:image-count="0" meta:object-count="0" meta:page-count="2" meta:paragraph-count="52" meta:word-count="194" meta:character-count="995" meta:non-whitespace-character-count="884"/>
  </office:meta>
</office:document-meta>
</file>